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ABOUT ASSIGNED TASK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Task 839 testing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testing for rails3 new ui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rspec error during running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for new ui rspec updated were creating problem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analysis and approach doc for task737</text:p>
          </table:table-cell>
          <table:table-cell table:style-name="ce6" office:value-type="float" office:value="3.3">
            <text:p>3.30</text:p>
          </table:table-cell>
          <table:table-cell table:style-name="ce11" office:value-type="string">
            <text:p>analyse the whole task and created the whole approach for the task and is now ready to implement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22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8T22:01:19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0" meta:object-count="0"/>
  </office:meta>
</office:document-meta>
</file>